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90000025ADE57671DD24BBF43.png" manifest:media-type="image/png"/>
  <manifest:file-entry manifest:full-path="Pictures/10000000000003790000025A35397E90D72E29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width="17cm" svg:height="11.511cm" draw:z-index="0"><draw:image xlink:href="Pictures/10000000000003790000025A35397E90D72E2934.png" xlink:type="simple" xlink:show="embed" xlink:actuate="onLoad" draw:mime-type="image/png"/></draw:frame><draw:frame draw:style-name="fr1" draw:name="Bild2" text:anchor-type="char" svg:x="0cm" svg:y="11.509cm" svg:width="17cm" svg:height="11.511cm" draw:z-index="1"><draw:image xlink:href="Pictures/10000000000003790000025ADE57671DD24BBF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0:51:40.130310079</meta:creation-date>
    <dc:date>2023-07-03T20:52:48.092625972</dc:date>
    <meta:editing-duration>PT1M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